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黑体" svg:font-family="黑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paragraph-properties fo:text-align="center" style:justify-single-word="false"/>
      <style:text-properties style:font-name="黑体" fo:font-size="18pt" style:font-name-asian="黑体" style:font-size-asian="18pt" style:language-asian="zh" style:country-asian="CN" style:font-size-complex="18pt"/>
    </style:style>
    <style:style style:name="P3" style:family="paragraph" style:parent-style-name="Standard">
      <style:text-properties style:font-name="微软雅黑" fo:font-size="14pt" style:font-name-asian="微软雅黑" style:font-size-asian="14pt" style:language-asian="zh" style:country-asian="CN" style:font-size-complex="14pt"/>
    </style:style>
    <style:style style:name="T1" style:family="text">
      <style:text-properties style:font-name="微软雅黑" fo:font-size="14pt" style:font-name-asian="微软雅黑" style:font-size-asian="14pt" style:font-size-complex="14pt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motePLC软件功能说明</text:p>
      <text:p text:style-name="P1"/>
      <text:p text:style-name="P1"><text:tab/><text:span text:style-name="T1">remotePLC实现服务器远程查看和配置PLC的输入输出端口。通过发送相应命令，服务器可以读取IN1~IN8的输入状态，也可以读取和设置OUT1~OUT7的输出状态，IN1~IN8的状态发生改变时，PLC会自动上报至服务器。</text:span></text:p>
      <text:p text:style-name="P3"><text:tab/>服务器读取PLC输入命令：<text:tab/><text:tab/><text:tab/>0x01 0x00</text:p>
      <text:p text:style-name="P3"><text:tab/>命令响应：<text:tab/><text:tab/><text:tab/><text:tab/><text:tab/><text:tab/>0x01 0xNN</text:p>
      <text:p text:style-name="P3"/>
      <text:p text:style-name="P3"><text:tab/>服务器读取PLC输出命令：<text:tab/><text:tab/><text:tab/>0x02 0x00</text:p>
      <text:p text:style-name="P3"><text:tab/>命令响应：<text:tab/><text:tab/><text:tab/><text:tab/><text:tab/><text:tab/>0x02 0xNN</text:p>
      <text:p text:style-name="P3"/>
      <text:p text:style-name="P3"><text:tab/>服务器设置PLC输出命令：<text:tab/><text:tab/><text:tab/>0x03 0x<text:span text:style-name="T2">MM</text:span></text:p>
      <text:p text:style-name="P3"><text:tab/>命令响应：<text:tab/><text:tab/><text:tab/><text:tab/><text:tab/><text:tab/>0x03 0xNN</text:p>
      <text:p text:style-name="P3"/>
      <text:p text:style-name="P3"><text:tab/>其中0xNN为16进制代表的IO状态，例如IN6输入为高，其它输入为低，则表示为0x40。</text:p>
      <text:p text:style-name="P3"/>
      <text:p text:style-name="P3"><text:tab/>服务器地址和管理员电话号码可以通过串口进行设置，设置的命令格式如下：</text:p>
      <text:p text:style-name="P3"><text:tab/>设置命令：<text:tab/><text:tab/>W"114.114.114.114:1002" "13888888888"</text:p>
      <text:p text:style-name="P3"><text:tab/>命令响应：<text:tab/><text:tab/>OK</text:p>
      <text:p text:style-name="P3"/>
      <text:p text:style-name="P3"><text:tab/>读取命令：<text:tab/><text:tab/>R</text:p>
      <text:p text:style-name="P3"><text:tab/>命令响应：<text:tab/><text:tab/>R"114.114.114.114:1002" "13888888888"</text:p>
      <text:p text:style-name="P3"/>
      <text:p text:style-name="P3"><text:tab/>PS:设备与服务器建立连接后不主动断开连接，如果检测到连接断开，则自动重连。管理员电话号码来电可强制复位GPRS模块。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黑体" svg:font-family="黑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45S</meta:editing-duration>
    <meta:editing-cycles>30</meta:editing-cycles>
    <meta:generator>OpenOffice/4.1.2$Win32 OpenOffice.org_project/412m3$Build-9782</meta:generator>
    <dc:date>2016-07-02T18:29:15.70</dc:date>
    <dc:creator>lhmagic </dc:creator>
    <meta:document-statistic meta:table-count="0" meta:image-count="0" meta:object-count="0" meta:page-count="1" meta:paragraph-count="15" meta:word-count="297" meta:character-count="520"/>
    <meta:user-defined meta:name="Info 1"/>
    <meta:user-defined meta:name="Info 2"/>
    <meta:user-defined meta:name="Info 3"/>
    <meta:user-defined meta:name="Info 4"/>
  </office:meta>
</office:document-meta>
</file>